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66FF99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FF3333"/>
    </style:style>
    <style:style style:name="ce6" style:family="table-cell" style:parent-style-name="Default" style:data-style-name="N0">
      <style:table-cell-properties style:vertical-align="automatic" fo:background-color="#FF3333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FF3333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9" style:family="table-cell" style:parent-style-name="Default" style:data-style-name="N0">
      <style:table-cell-properties style:vertical-align="middle" fo:background-color="#FFCC00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/>
    </style:style>
    <style:style style:name="ce14" style:family="table-cell" style:parent-style-name="Default" style:data-style-name="N0">
      <style:table-cell-properties style:vertical-align="middle" fo:background-color="transparent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8pt" style:font-size-asian="18pt" style:font-size-complex="1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5.84729166666667cm"/>
    </style:style>
    <style:style style:name="co7" style:family="table-column">
      <style:table-column-properties fo:break-before="auto" style:column-width="4.97416666666667cm"/>
    </style:style>
    <style:style style:name="co8" style:family="table-column">
      <style:table-column-properties fo:break-before="auto" style:column-width="0.873125cm"/>
    </style:style>
    <style:style style:name="co9" style:family="table-column">
      <style:table-column-properties fo:break-before="auto" style:column-width="4.02166666666667cm"/>
    </style:style>
    <style:style style:name="co10" style:family="table-column">
      <style:table-column-properties fo:break-before="auto" style:column-width="0.687916666666667cm"/>
    </style:style>
    <style:style style:name="co11" style:family="table-column">
      <style:table-column-properties fo:break-before="auto" style:column-width="3.96875cm"/>
    </style:style>
    <style:style style:name="co12" style:family="table-column">
      <style:table-column-properties fo:break-before="auto" style:column-width="0.79375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2.27541666666667cm"/>
    </style:style>
    <style:style style:name="ro1" style:family="table-row">
      <style:table-row-properties style:row-height="27.6pt" style:use-optimal-row-height="false" fo:break-before="auto"/>
    </style:style>
    <style:style style:name="ro2" style:family="table-row">
      <style:table-row-properties style:row-height="29.1pt" style:use-optimal-row-height="fals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Messag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4" table:default-cell-style-name="ce3"/>
        <table:table-column table:style-name="co6" table:default-cell-style-name="ce1"/>
        <table:table-column table:style-name="co4" table:default-cell-style-name="ce3"/>
        <table:table-column table:style-name="co7" table:default-cell-style-name="ce1"/>
        <table:table-column table:style-name="co8" table:default-cell-style-name="ce10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0" table:default-cell-style-name="ce1"/>
        <table:table-row table:style-name="ro1">
          <table:table-cell office:value-type="string" table:number-columns-spanned="1" table:number-rows-spanned="2" table:style-name="ce8">
            <text:p><text:span text:style-name="T1">Message</text:span><text:s/>ID</text:p>
          </table:table-cell>
          <table:table-cell office:value-type="string" table:number-columns-spanned="1" table:number-rows-spanned="2" table:style-name="ce8">
            <text:p>Message Name</text:p>
          </table:table-cell>
          <table:table-cell office:value-type="string" table:number-columns-spanned="2" table:number-rows-spanned="1" table:style-name="ce9">
            <text:p>Client Message OUT</text:p>
          </table:table-cell>
          <table:covered-table-cell/>
          <table:table-cell office:value-type="string" table:style-name="ce2">
            <text:p>Server Message IN</text:p>
          </table:table-cell>
          <table:table-cell table:style-name="ce2"/>
          <table:table-cell office:value-type="string" table:style-name="ce2">
            <text:p>Server Message OUT</text:p>
          </table:table-cell>
          <table:table-cell table:style-name="ce2"/>
          <table:table-cell office:value-type="string" table:number-columns-spanned="2" table:number-rows-spanned="1" table:style-name="ce9">
            <text:p>Client Message IN</text:p>
          </table:table-cell>
          <table:covered-table-cell/>
          <table:table-cell table:number-columns-repeated="16374"/>
        </table:table-row>
        <table:table-row table:style-name="ro2">
          <table:covered-table-cell/>
          <table:covered-table-cell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10"/>
          <table:table-cell table:number-columns-repeated="16374"/>
        </table:table-row>
        <table:table-row table:style-name="ro3">
          <table:table-cell office:value-type="float" office:value="0" table:number-columns-spanned="1" table:number-rows-spanned="2" table:style-name="ce15">
            <text:p>0</text:p>
          </table:table-cell>
          <table:table-cell office:value-type="string" table:number-columns-spanned="1" table:number-rows-spanned="2" table:style-name="ce14">
            <text:p>Room request</text:p>
          </table:table-cell>
          <table:table-cell office:value-type="string" table:number-columns-spanned="1" table:number-rows-spanned="2" table:style-name="ce14">
            <text:p>request</text:p>
          </table:table-cell>
          <table:table-cell office:value-type="float" office:value="0" table:number-columns-spanned="1" table:number-rows-spanned="2" table:style-name="ce15">
            <text:p>0</text:p>
          </table:table-cell>
          <table:table-cell office:value-type="string" table:number-columns-spanned="1" table:number-rows-spanned="2" table:style-name="ce14">
            <text:p>search for room</text:p>
          </table:table-cell>
          <table:table-cell office:value-type="float" office:value="0" table:number-columns-spanned="1" table:number-rows-spanned="2" table:style-name="ce15">
            <text:p>0</text:p>
          </table:table-cell>
          <table:table-cell office:value-type="string" table:number-columns-spanned="1" table:number-rows-spanned="2" table:style-name="ce12">
            <text:p>status (if succesful send ID and opponent name)</text:p>
          </table:table-cell>
          <table:table-cell office:value-type="float" office:value="0" table:style-name="ce10">
            <text:p>0</text:p>
          </table:table-cell>
          <table:table-cell table:style-name="ce1"/>
          <table:table-cell table:style-name="ce10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10">
            <text:p>1</text:p>
          </table:table-cell>
          <table:table-cell table:style-name="ce1"/>
          <table:table-cell table:style-name="ce10"/>
          <table:table-cell table:number-columns-repeated="16374" table:style-name="ce11"/>
        </table:table-row>
        <table:table-row table:style-name="ro4">
          <table:table-cell office:value-type="float" office:value="1" table:style-name="ce3">
            <text:p>1</text:p>
          </table:table-cell>
          <table:table-cell office:value-type="string" table:style-name="ce4">
            <text:p>Room join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string" table:style-name="ce4">
            <text:p>Update to other player</text:p>
          </table:table-cell>
          <table:table-cell office:value-type="string" table:style-name="ce3">
            <text:p>1 || 0</text:p>
          </table:table-cell>
          <table:table-cell table:style-name="ce11"/>
          <table:table-cell office:value-type="float" office:value="1" table:style-name="ce10">
            <text:p>1</text:p>
          </table:table-cell>
          <table:table-cell table:number-columns-repeated="16374"/>
        </table:table-row>
        <table:table-row table:style-name="ro4">
          <table:table-cell office:value-type="float" office:value="2" table:style-name="ce3">
            <text:p>2</text:p>
          </table:table-cell>
          <table:table-cell office:value-type="string" table:style-name="ce1">
            <text:p>Create room</text:p>
          </table:table-cell>
          <table:table-cell office:value-type="string" table:style-name="ce1">
            <text:p>request</text:p>
          </table:table-cell>
          <table:table-cell office:value-type="float" office:value="0" table:style-name="ce3">
            <text:p>0</text:p>
          </table:table-cell>
          <table:table-cell office:value-type="string" table:style-name="ce1">
            <text:p>create room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status and room ID</text:p>
          </table:table-cell>
          <table:table-cell office:value-type="string" table:style-name="ce3">
            <text:p>1 || 0</text:p>
          </table:table-cell>
          <table:table-cell table:style-name="ce4"/>
          <table:table-cell table:style-name="ce10"/>
          <table:table-cell table:number-columns-repeated="16374"/>
        </table:table-row>
        <table:table-row table:style-name="ro4">
          <table:table-cell office:value-type="float" office:value="3" table:style-name="ce3">
            <text:p>3</text:p>
          </table:table-cell>
          <table:table-cell office:value-type="string" table:style-name="ce4">
            <text:p>Leave room</text:p>
          </table:table-cell>
          <table:table-cell office:value-type="string" table:style-name="ce4">
            <text:p>request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remove player from room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status</text:p>
          </table:table-cell>
          <table:table-cell office:value-type="string" table:style-name="ce3">
            <text:p>1 || 0</text:p>
          </table:table-cell>
          <table:table-cell table:style-name="ce1"/>
          <table:table-cell table:style-name="ce10"/>
          <table:table-cell table:number-columns-repeated="16374"/>
        </table:table-row>
        <table:table-row table:style-name="ro4">
          <table:table-cell office:value-type="float" office:value="4" table:style-name="ce3">
            <text:p>4</text:p>
          </table:table-cell>
          <table:table-cell office:value-type="string" table:style-name="ce1">
            <text:p>Opponent left room</text:p>
          </table:table-cell>
          <table:table-cell table:style-name="ce7"/>
          <table:table-cell table:style-name="ce6"/>
          <table:table-cell table:style-name="ce5"/>
          <table:table-cell table:style-name="ce6"/>
          <table:table-cell office:value-type="string" table:style-name="ce4">
            <text:p>Update to other player</text:p>
          </table:table-cell>
          <table:table-cell office:value-type="float" office:value="1" table:style-name="ce3">
            <text:p>1</text:p>
          </table:table-cell>
          <table:table-cell table:style-name="ce1"/>
          <table:table-cell table:style-name="ce10"/>
          <table:table-cell table:number-columns-repeated="16374"/>
        </table:table-row>
        <table:table-row table:style-name="ro4">
          <table:table-cell office:value-type="float" office:value="5" table:style-name="ce3">
            <text:p>5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1"/>
          <table:table-cell table:style-name="ce3"/>
          <table:table-cell table:style-name="ce1"/>
          <table:table-cell table:style-name="ce10"/>
          <table:table-cell table:number-columns-repeated="16374"/>
        </table:table-row>
        <table:table-row table:style-name="ro4">
          <table:table-cell office:value-type="float" office:value="6" table:style-name="ce3">
            <text:p>6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1"/>
          <table:table-cell table:style-name="ce3"/>
          <table:table-cell table:style-name="ce1"/>
          <table:table-cell table:style-name="ce10"/>
          <table:table-cell table:number-columns-repeated="16374"/>
        </table:table-row>
        <table:table-row table:style-name="ro4">
          <table:table-cell office:value-type="float" office:value="7" table:style-name="ce3">
            <text:p>7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1"/>
          <table:table-cell table:style-name="ce3"/>
          <table:table-cell table:style-name="ce1"/>
          <table:table-cell table:style-name="ce10"/>
          <table:table-cell table:number-columns-repeated="16374"/>
        </table:table-row>
        <table:table-row table:style-name="ro4">
          <table:table-cell office:value-type="float" office:value="8" table:style-name="ce3">
            <text:p>8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1"/>
          <table:table-cell table:style-name="ce3"/>
          <table:table-cell table:style-name="ce1"/>
          <table:table-cell table:style-name="ce10"/>
          <table:table-cell table:number-columns-repeated="16374"/>
        </table:table-row>
        <table:table-row table:style-name="ro4">
          <table:table-cell office:value-type="float" office:value="9" table:style-name="ce3">
            <text:p>9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1"/>
          <table:table-cell table:style-name="ce3"/>
          <table:table-cell table:style-name="ce1"/>
          <table:table-cell table:style-name="ce10"/>
          <table:table-cell table:number-columns-repeated="16374"/>
        </table:table-row>
        <table:table-row table:style-name="ro4">
          <table:table-cell office:value-type="float" office:value="10" table:style-name="ce3">
            <text:p>10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1"/>
          <table:table-cell table:style-name="ce3"/>
          <table:table-cell table:style-name="ce1"/>
          <table:table-cell table:style-name="ce10"/>
          <table:table-cell table:number-columns-repeated="16374"/>
        </table:table-row>
        <table:table-row table:style-name="ro4">
          <table:table-cell office:value-type="float" office:value="11" table:style-name="ce3">
            <text:p>11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1"/>
          <table:table-cell table:style-name="ce3"/>
          <table:table-cell table:style-name="ce1"/>
          <table:table-cell table:style-name="ce10"/>
          <table:table-cell table:number-columns-repeated="16374"/>
        </table:table-row>
        <table:table-row table:style-name="ro4">
          <table:table-cell office:value-type="float" office:value="12" table:style-name="ce3">
            <text:p>12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1"/>
          <table:table-cell table:style-name="ce3"/>
          <table:table-cell table:style-name="ce1"/>
          <table:table-cell table:style-name="ce10"/>
          <table:table-cell table:number-columns-repeated="16374"/>
        </table:table-row>
        <table:table-row table:style-name="ro4">
          <table:table-cell office:value-type="float" office:value="13" table:style-name="ce3">
            <text:p>13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4" table:style-name="ce3">
            <text:p>14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5" table:style-name="ce3">
            <text:p>15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6" table:style-name="ce3">
            <text:p>16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7" table:style-name="ce3">
            <text:p>17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8" table:style-name="ce3">
            <text:p>18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9" table:style-name="ce3">
            <text:p>19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20" table:style-name="ce3">
            <text:p>20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21" table:style-name="ce3">
            <text:p>21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22" table:style-name="ce3">
            <text:p>22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23" table:style-name="ce3">
            <text:p>23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24" table:style-name="ce3">
            <text:p>24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25" table:style-name="ce3">
            <text:p>25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26" table:style-name="ce3">
            <text:p>26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27" table:style-name="ce3">
            <text:p>27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28" table:style-name="ce3">
            <text:p>28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29" table:style-name="ce3">
            <text:p>29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30" table:style-name="ce3">
            <text:p>30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31" table:style-name="ce3">
            <text:p>31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32" table:style-name="ce3">
            <text:p>32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33" table:style-name="ce3">
            <text:p>33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34" table:style-name="ce3">
            <text:p>34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35" table:style-name="ce3">
            <text:p>35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36" table:style-name="ce3">
            <text:p>36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37" table:style-name="ce3">
            <text:p>37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38" table:style-name="ce3">
            <text:p>38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39" table:style-name="ce3">
            <text:p>39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40" table:style-name="ce3">
            <text:p>40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41" table:style-name="ce3">
            <text:p>41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42" table:style-name="ce3">
            <text:p>42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43" table:style-name="ce3">
            <text:p>43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44" table:style-name="ce3">
            <text:p>44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45" table:style-name="ce3">
            <text:p>45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46" table:style-name="ce3">
            <text:p>46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47" table:style-name="ce3">
            <text:p>47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48" table:style-name="ce3">
            <text:p>48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49" table:style-name="ce3">
            <text:p>49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50" table:style-name="ce3">
            <text:p>50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51" table:style-name="ce3">
            <text:p>51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52" table:style-name="ce3">
            <text:p>52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53" table:style-name="ce3">
            <text:p>53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54" table:style-name="ce3">
            <text:p>54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55" table:style-name="ce3">
            <text:p>55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56" table:style-name="ce3">
            <text:p>56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57" table:style-name="ce3">
            <text:p>57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58" table:style-name="ce3">
            <text:p>58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59" table:style-name="ce3">
            <text:p>59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60" table:style-name="ce3">
            <text:p>60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61" table:style-name="ce3">
            <text:p>61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62" table:style-name="ce3">
            <text:p>62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63" table:style-name="ce3">
            <text:p>63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64" table:style-name="ce3">
            <text:p>64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65" table:style-name="ce3">
            <text:p>65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66" table:style-name="ce3">
            <text:p>66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67" table:style-name="ce3">
            <text:p>67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68" table:style-name="ce3">
            <text:p>68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69" table:style-name="ce3">
            <text:p>69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70" table:style-name="ce3">
            <text:p>70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71" table:style-name="ce3">
            <text:p>71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72" table:style-name="ce3">
            <text:p>72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73" table:style-name="ce3">
            <text:p>73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74" table:style-name="ce3">
            <text:p>74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75" table:style-name="ce3">
            <text:p>75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76" table:style-name="ce3">
            <text:p>76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77" table:style-name="ce3">
            <text:p>77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78" table:style-name="ce3">
            <text:p>78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79" table:style-name="ce3">
            <text:p>79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80" table:style-name="ce3">
            <text:p>80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81" table:style-name="ce3">
            <text:p>81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82" table:style-name="ce3">
            <text:p>82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83" table:style-name="ce3">
            <text:p>83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84" table:style-name="ce3">
            <text:p>84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85" table:style-name="ce3">
            <text:p>85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86" table:style-name="ce3">
            <text:p>86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87" table:style-name="ce3">
            <text:p>87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88" table:style-name="ce3">
            <text:p>88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89" table:style-name="ce3">
            <text:p>89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90" table:style-name="ce3">
            <text:p>90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91" table:style-name="ce3">
            <text:p>91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92" table:style-name="ce3">
            <text:p>92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93" table:style-name="ce3">
            <text:p>93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94" table:style-name="ce3">
            <text:p>94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95" table:style-name="ce3">
            <text:p>95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96" table:style-name="ce3">
            <text:p>96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97" table:style-name="ce3">
            <text:p>97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98" table:style-name="ce3">
            <text:p>98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99" table:style-name="ce3">
            <text:p>99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00" table:style-name="ce3">
            <text:p>100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01" table:style-name="ce3">
            <text:p>101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02" table:style-name="ce3">
            <text:p>102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03" table:style-name="ce3">
            <text:p>103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04" table:style-name="ce3">
            <text:p>104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05" table:style-name="ce3">
            <text:p>105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06" table:style-name="ce3">
            <text:p>106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07" table:style-name="ce3">
            <text:p>107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08" table:style-name="ce3">
            <text:p>108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09" table:style-name="ce3">
            <text:p>109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10" table:style-name="ce3">
            <text:p>110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11" table:style-name="ce3">
            <text:p>111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12" table:style-name="ce3">
            <text:p>112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13" table:style-name="ce3">
            <text:p>113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14" table:style-name="ce3">
            <text:p>114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15" table:style-name="ce3">
            <text:p>115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16" table:style-name="ce3">
            <text:p>116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17" table:style-name="ce3">
            <text:p>117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18" table:style-name="ce3">
            <text:p>118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19" table:style-name="ce3">
            <text:p>119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20" table:style-name="ce3">
            <text:p>120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21" table:style-name="ce3">
            <text:p>121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22" table:style-name="ce3">
            <text:p>122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23" table:style-name="ce3">
            <text:p>123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24" table:style-name="ce3">
            <text:p>124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25" table:style-name="ce3">
            <text:p>125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style-name="ro4">
          <table:table-cell office:value-type="float" office:value="126" table:style-name="ce3">
            <text:p>126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6379"/>
        </table:table-row>
        <table:table-row table:number-rows-repeated="1048446" table:style-name="ro4">
          <table:table-cell table:number-columns-repeated="16384"/>
        </table:table-row>
      </table:table>
      <table:table table:name="Tabelle2" table:style-name="ta2">
        <table:table-column table:style-name="co14" table:default-cell-style-name="ce1"/>
        <table:table-column table:style-name="co13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table table:name="Tabelle3" table:style-name="ta2">
        <table:table-column table:style-name="co14" table:default-cell-style-name="ce1"/>
        <table:table-column table:style-name="co13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lliam Ratz</meta:initial-creator>
    <dc:creator>William Ratz</dc:creator>
    <meta:creation-date>2019-03-20T15:50:41Z</meta:creation-date>
    <dc:date>2019-05-07T08:05:07Z</dc:date>
    <meta:editing-cycles>3</meta:editing-cycles>
    <meta:editing-duration>PT0S</meta:editing-duration>
  </office:meta>
</office:document-meta>
</file>